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row table:style-name="ro1">
          <table:table-cell office:value-type="string">
            <text:p>Country</text:p>
          </table:table-cell>
          <table:table-cell office:value-type="string">
            <text:p>Percentage</text:p>
          </table:table-cell>
          <table:table-cell office:value-type="string">
            <text:p>Sector</text:p>
          </table:table-cell>
        </table:table-row>
        <table:table-row table:style-name="ro1">
          <table:table-cell office:value-type="string">
            <text:p><text:a xlink:href="http://www.unece.org/fileadmin/DAM/stats/profiles2011/Netherlands.pdf" xlink:type="simple">Netherlands</text:a></text:p>
          </table:table-cell>
          <table:table-cell office:value-type="float" office:value="2.5">
            <text:p>2.5</text:p>
          </table:table-cell>
          <table:table-cell office:value-type="string">
            <text:p>Agriculture</text:p>
          </table:table-cell>
        </table:table-row>
        <table:table-row table:style-name="ro1">
          <table:table-cell office:value-type="string">
            <text:p><text:a xlink:href="http://www.unece.org/fileadmin/DAM/stats/profiles2011/United_Kingdom.pdf" xlink:type="simple">United Kingdom</text:a></text:p>
          </table:table-cell>
          <table:table-cell office:value-type="float" office:value="1.2">
            <text:p>1.2</text:p>
          </table:table-cell>
          <table:table-cell office:value-type="string">
            <text:p>Agriculture</text:p>
          </table:table-cell>
        </table:table-row>
        <table:table-row table:style-name="ro1">
          <table:table-cell office:value-type="string">
            <text:p><text:a xlink:href="http://www.unece.org/fileadmin/DAM/stats/profiles2011/Netherlands.pdf" xlink:type="simple">Netherlands</text:a></text:p>
          </table:table-cell>
          <table:table-cell office:value-type="float" office:value="15.3">
            <text:p>15.3</text:p>
          </table:table-cell>
          <table:table-cell office:value-type="string">
            <text:p>Industry</text:p>
          </table:table-cell>
        </table:table-row>
        <table:table-row table:style-name="ro1">
          <table:table-cell office:value-type="string">
            <text:p><text:a xlink:href="http://www.unece.org/fileadmin/DAM/stats/profiles2011/United_Kingdom.pdf" xlink:type="simple">United Kingdom</text:a></text:p>
          </table:table-cell>
          <table:table-cell table:formula="of:=100-[.B7]-[.B3]" office:value-type="float" office:value="19.1">
            <text:p>19.1</text:p>
          </table:table-cell>
          <table:table-cell office:value-type="string">
            <text:p>Industry</text:p>
          </table:table-cell>
        </table:table-row>
        <table:table-row table:style-name="ro1">
          <table:table-cell office:value-type="string">
            <text:p><text:a xlink:href="http://www.unece.org/fileadmin/DAM/stats/profiles2011/Netherlands.pdf" xlink:type="simple">Netherlands</text:a></text:p>
          </table:table-cell>
          <table:table-cell office:value-type="float" office:value="82.2">
            <text:p>82.2</text:p>
          </table:table-cell>
          <table:table-cell office:value-type="string">
            <text:p>Services</text:p>
          </table:table-cell>
        </table:table-row>
        <table:table-row table:style-name="ro1">
          <table:table-cell office:value-type="string">
            <text:p><text:a xlink:href="http://www.unece.org/fileadmin/DAM/stats/profiles2011/United_Kingdom.pdf" xlink:type="simple">United Kingdom</text:a></text:p>
          </table:table-cell>
          <table:table-cell office:value-type="float" office:value="79.7">
            <text:p>79.7</text:p>
          </table:table-cell>
          <table:table-cell office:value-type="string">
            <text:p>Services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</meta:initial-creator>
    <meta:creation-date>2013-07-09T22:25:03</meta:creation-date>
    <dc:date>2013-07-09T22:35:39</dc:date>
    <dc:creator>robin </dc:creator>
    <meta:editing-duration>PT34S</meta:editing-duration>
    <meta:editing-cycles>2</meta:editing-cycles>
    <meta:generator>LibreOffice/3.5$Linux_X86_64 LibreOffice_project/350m1$Build-2</meta:generator>
    <meta:document-statistic meta:table-count="3" meta:cell-count="21" meta:object-count="0"/>
  </office:meta>
</office:document-meta>
</file>